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délo,</text:p>
      <text:p text:style-name="Normal">v tomto svátku lásky jsou moje myšlenky zaměřeny směrem k tobě, s níž sdílím vzácné pouto nejen lidských srdcí, ale i zvířecího znamení. Jak dvě vodní proudění, spojené v jedno, tak i naše znamení odráží to nejlepší, co můžeme jeden druhému nabídnout - svobodu, kreativitu a nekonečné porozumění. Tvůj strážný anděl Jophiel napovídá, že svět kolem tebe je plný krásy a tvorchy, což odráží tvou neobyčejnou schopnost vidět svět v jeho nejlepším světle.</text:p>
      <text:p text:style-name="Normal">Nezapomeň, že v tobě a ve mně jako ve znameních Vodnářů teče nejen láskyplná voda, ale také silný proud kreativity a optimismu. V tento den plný srdcí a květin ti přeji, aby tvá vnímavá duše a neomezená fantazie byly hýčkány a ochraňovány, jak to jen tvůj anděl Jophiel umí. Společně můžeme ze světa udělat krásnější místo, plné lásky, pochopení a společných snů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